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A0000029A2D764B0AC533B994.png" manifest:media-type="image/png"/>
  <manifest:file-entry manifest:full-path="Pictures/100002010000051E0000028FA28AD1B82DA05A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1.963cm" svg:y="0.813cm" svg:width="2cm" svg:height="2cm" draw:z-index="0"><draw:image xlink:href="Pictures/100002010000029A0000029A2D764B0AC533B994.png" xlink:type="simple" xlink:show="embed" xlink:actuate="onLoad"/></draw:frame><draw:frame draw:style-name="fr1" draw:name="Obraz3" text:anchor-type="paragraph" svg:x="1.963cm" svg:y="3.812cm" svg:width="2cm" svg:height="2cm" draw:z-index="1"><draw:image xlink:href="Pictures/100002010000029A0000029A2D764B0AC533B994.png" xlink:type="simple" xlink:show="embed" xlink:actuate="onLoad"/></draw:frame><draw:frame draw:style-name="fr1" draw:name="Obraz4" text:anchor-type="paragraph" svg:x="7.96cm" svg:y="3.812cm" svg:width="4.001cm" svg:height="2cm" draw:z-index="2"><draw:image xlink:href="Pictures/100002010000051E0000028FA28AD1B82DA05A16.png" xlink:type="simple" xlink:show="embed" xlink:actuate="onLoad"/></draw:frame><draw:frame draw:style-name="fr1" draw:name="Obraz5" text:anchor-type="paragraph" svg:x="4.964cm" svg:y="0.813cm" svg:width="2cm" svg:height="2cm" draw:z-index="3"><draw:image xlink:href="Pictures/100002010000029A0000029A2D764B0AC533B994.png" xlink:type="simple" xlink:show="embed" xlink:actuate="onLoad"/></draw:frame><draw:frame draw:style-name="fr1" draw:name="Obraz6" text:anchor-type="paragraph" svg:x="4.964cm" svg:y="3.812cm" svg:width="2cm" svg:height="2cm" draw:z-index="4"><draw:image xlink:href="Pictures/100002010000029A0000029A2D764B0AC533B994.png" xlink:type="simple" xlink:show="embed" xlink:actuate="onLoad"/></draw:frame><draw:frame draw:style-name="fr1" draw:name="Obraz2" text:anchor-type="paragraph" svg:x="7.962cm" svg:y="0.813cm" svg:width="4.001cm" svg:height="2cm" draw:z-index="5"><draw:image xlink:href="Pictures/100002010000051E0000028FA28AD1B82DA05A16.png" xlink:type="simple" xlink:show="embed" xlink:actuate="onLoad"/></draw:frame><draw:frame draw:style-name="fr1" draw:name="Obraz7" text:anchor-type="paragraph" svg:x="12.963cm" svg:y="0.813cm" svg:width="4.001cm" svg:height="2cm" draw:z-index="6"><draw:image xlink:href="Pictures/100002010000051E0000028FA28AD1B82DA05A16.png" xlink:type="simple" xlink:show="embed" xlink:actuate="onLoad"/></draw:frame><draw:frame draw:style-name="fr1" draw:name="Obraz8" text:anchor-type="paragraph" svg:x="12.961cm" svg:y="3.812cm" svg:width="4.001cm" svg:height="2cm" draw:z-index="7"><draw:image xlink:href="Pictures/100002010000051E0000028FA28AD1B82DA05A16.png" xlink:type="simple" xlink:show="embed" xlink:actuate="onLoad"/></draw:frame><draw:frame draw:style-name="fr1" draw:name="Obraz9" text:anchor-type="paragraph" svg:x="1.963cm" svg:y="6.812cm" svg:width="2cm" svg:height="2cm" draw:z-index="8"><draw:image xlink:href="Pictures/100002010000029A0000029A2D764B0AC533B994.png" xlink:type="simple" xlink:show="embed" xlink:actuate="onLoad"/></draw:frame><draw:frame draw:style-name="fr1" draw:name="Obraz10" text:anchor-type="paragraph" svg:x="4.964cm" svg:y="6.812cm" svg:width="2cm" svg:height="2cm" draw:z-index="9"><draw:image xlink:href="Pictures/100002010000029A0000029A2D764B0AC533B994.png" xlink:type="simple" xlink:show="embed" xlink:actuate="onLoad"/></draw:frame><draw:frame draw:style-name="fr1" draw:name="Obraz11" text:anchor-type="paragraph" svg:x="7.96cm" svg:y="6.812cm" svg:width="4.001cm" svg:height="2cm" draw:z-index="10"><draw:image xlink:href="Pictures/100002010000051E0000028FA28AD1B82DA05A16.png" xlink:type="simple" xlink:show="embed" xlink:actuate="onLoad"/></draw:frame><draw:frame draw:style-name="fr1" draw:name="Obraz12" text:anchor-type="paragraph" svg:x="12.961cm" svg:y="6.812cm" svg:width="4.001cm" svg:height="2cm" draw:z-index="11"><draw:image xlink:href="Pictures/100002010000051E0000028FA28AD1B82DA05A16.png" xlink:type="simple" xlink:show="embed" xlink:actuate="onLoad"/></draw:frame><draw:frame draw:style-name="fr1" draw:name="Obraz13" text:anchor-type="paragraph" svg:x="1.963cm" svg:y="9.813cm" svg:width="2cm" svg:height="2cm" draw:z-index="12"><draw:image xlink:href="Pictures/100002010000029A0000029A2D764B0AC533B994.png" xlink:type="simple" xlink:show="embed" xlink:actuate="onLoad"/></draw:frame><draw:frame draw:style-name="fr1" draw:name="Obraz14" text:anchor-type="paragraph" svg:x="4.964cm" svg:y="9.813cm" svg:width="2cm" svg:height="2cm" draw:z-index="13"><draw:image xlink:href="Pictures/100002010000029A0000029A2D764B0AC533B994.png" xlink:type="simple" xlink:show="embed" xlink:actuate="onLoad"/></draw:frame><draw:frame draw:style-name="fr1" draw:name="Obraz15" text:anchor-type="paragraph" svg:x="7.96cm" svg:y="9.813cm" svg:width="4.001cm" svg:height="2cm" draw:z-index="14"><draw:image xlink:href="Pictures/100002010000051E0000028FA28AD1B82DA05A16.png" xlink:type="simple" xlink:show="embed" xlink:actuate="onLoad"/></draw:frame><draw:frame draw:style-name="fr1" draw:name="Obraz16" text:anchor-type="paragraph" svg:x="12.961cm" svg:y="9.813cm" svg:width="4.001cm" svg:height="2cm" draw:z-index="15"><draw:image xlink:href="Pictures/100002010000051E0000028FA28AD1B82DA05A16.png" xlink:type="simple" xlink:show="embed" xlink:actuate="onLoad"/></draw:frame><draw:frame draw:style-name="fr1" draw:name="Obraz17" text:anchor-type="paragraph" svg:x="7.96cm" svg:y="12.813cm" svg:width="4.001cm" svg:height="2cm" draw:z-index="16"><draw:image xlink:href="Pictures/100002010000051E0000028FA28AD1B82DA05A16.png" xlink:type="simple" xlink:show="embed" xlink:actuate="onLoad"/></draw:frame><draw:frame draw:style-name="fr1" draw:name="Obraz18" text:anchor-type="paragraph" svg:x="12.961cm" svg:y="12.813cm" svg:width="4.001cm" svg:height="2cm" draw:z-index="17"><draw:image xlink:href="Pictures/100002010000051E0000028FA28AD1B82DA05A16.png" xlink:type="simple" xlink:show="embed" xlink:actuate="onLoad"/></draw:frame><draw:frame draw:style-name="fr1" draw:name="Obraz19" text:anchor-type="paragraph" svg:x="1.963cm" svg:y="12.813cm" svg:width="2cm" svg:height="2cm" draw:z-index="18"><draw:image xlink:href="Pictures/100002010000029A0000029A2D764B0AC533B994.png" xlink:type="simple" xlink:show="embed" xlink:actuate="onLoad"/></draw:frame><draw:frame draw:style-name="fr1" draw:name="Obraz20" text:anchor-type="paragraph" svg:x="4.964cm" svg:y="12.813cm" svg:width="2cm" svg:height="2cm" draw:z-index="19"><draw:image xlink:href="Pictures/100002010000029A0000029A2D764B0AC533B9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21:31:53.316000000</dc:date>
    <meta:editing-duration>PT25M52S</meta:editing-duration>
    <meta:editing-cycles>6</meta:editing-cycles>
    <meta:generator>LibreOffice/5.3.1.2$Windows_X86_64 LibreOffice_project/e80a0e0fd1875e1696614d24c32df0f95f03deb2</meta:generator>
    <meta:document-statistic meta:table-count="0" meta:image-count="20" meta:object-count="0" meta:page-count="1" meta:paragraph-count="0" meta:word-count="0" meta:character-count="0" meta:non-whitespace-character-count="0"/>
  </office:meta>
</office:document-meta>
</file>